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2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554.14pt"/>
    </style:style>
    <style:style style:name="co6" style:family="table-column">
      <style:table-column-properties fo:break-before="auto" style:column-width="253.19pt"/>
    </style:style>
    <style:style style:name="co7" style:family="table-column">
      <style:table-column-properties fo:break-before="auto" style:column-width="209.96pt"/>
    </style:style>
    <style:style style:name="co8" style:family="table-column">
      <style:table-column-properties fo:break-before="auto" style:column-width="187.06pt"/>
    </style:style>
    <style:style style:name="co9" style:family="table-column">
      <style:table-column-properties fo:break-before="auto" style:column-width="183.2pt"/>
    </style:style>
    <style:style style:name="co10" style:family="table-column">
      <style:table-column-properties fo:break-before="auto" style:column-width="173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9.39pt" fo:break-before="auto" style:use-optimal-row-height="true"/>
    </style:style>
    <style:style style:name="ro4" style:family="table-row">
      <style:table-row-properties style:row-height="17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ackground-color="#ffffff" style:text-align-source="fix" style:repeat-content="false" fo:border-left="1.36pt solid #385f63" fo:border-right="none" fo:border-top="1.25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/>
      <style:text-properties fo:color="#000000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2dbdb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25pt solid #000000" fo:background-color="#ffffff" style:text-align-source="fix" style:repeat-content="false" fo:border-left="none" fo:border-right="none" fo:border-top="0.06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25pt solid #000000" fo:background-color="#ffffff" style:text-align-source="fix" style:repeat-content="false" fo:border-left="none" fo:border-right="none" fo:border-top="1.25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2dbdb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1.36pt solid #385f63" fo:border-top="0.06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2dbdb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8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.5pt" style:language-asian="ar" style:country-asian="SA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Untitled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P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arget</text:p>
          </table:table-cell>
          <table:table-cell table:style-name="ce10" office:value-type="string" calcext:value-type="string">
            <text:p>requirements</text:p>
          </table:table-cell>
          <table:table-cell table:style-name="ce10" office:value-type="string" calcext:value-type="string">
            <text:p>requirementTarget</text:p>
          </table:table-cell>
          <table:table-cell office:value-type="string" calcext:value-type="string">
            <text:p>requirementRule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Afortunado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Con 1 nivel repite 1 tirada cada 4 horas de partida. Con 2 niveles la repite cada 2 horas de partida</text:p>
          </table:table-cell>
          <table:table-cell table:style-name="ce7" table:number-columns-repeated="3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bidiest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ce que desaparezcan los negativos por llevar un arma en cada mano</text:p>
          </table:table-cell>
          <table:table-cell/>
          <table:table-cell table:style-name="ce8" office:value-type="string" calcext:value-type="string">
            <text:p>Entrenado en armas cuerpo a cuerpo o distancia</text:p>
          </table:table-cell>
          <table:table-cell table:style-name="ce8" office:value-type="string" calcext:value-type="string">
            <text:p>armas a cuerpo a cuerpoORarmas a distancia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Artista Marcial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ermite realizar las Maniobras Proyectar, Usar la Fuerza de Otro, Bloqueo y Golpe en el Aire. Además las maniobras Agarrón, Asfixiar, Desarmar, Escapar y Presa cuestan 1 AC menos</text:p>
          </table:table-cell>
          <table:table-cell table:style-name="ce9"/>
          <table:table-cell office:value-type="string" calcext:value-type="string">
            <text:p>Tener la Habilidad Pelea a +3 o más.</text:p>
          </table:table-cell>
          <table:table-cell office:value-type="string" calcext:value-type="string">
            <text:p>pelea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tractiv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 a las tiradas de las Habilidades Persuadir y Engañar por nivel con personas que se puedan sentir atraídas, hasta un máximo de 2 niveles.</text:p>
          </table:table-cell>
          <table:table-cell office:value-type="string" calcext:value-type="string">
            <text:p>persuadirANDengañar</text:p>
          </table:table-cell>
          <table:table-cell table:style-name="ce8" office:value-type="string" calcext:value-type="string">
            <text:p>Entrenado en Persuadir y Engañar. </text:p>
          </table:table-cell>
          <table:table-cell table:style-name="ce8" office:value-type="string" calcext:value-type="string">
            <text:p>persuadir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Caes como un Gato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Por cada nivel de Agilidad por encima de +2 (inclusive) sustrae 5 metros a la caída para calcular el daño</text:p>
          </table:table-cell>
          <table:table-cell table:style-name="ce9"/>
          <table:table-cell office:value-type="string" calcext:value-type="string">
            <text:p>Tener la Habilidad Agilidad a +3 o más.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arismátic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 a las tiradas de las Habilidades Liderazgo y Persuadir por nivel cuando el carisma puede tener efecto, hasta un máximo de 3 niveles</text:p>
          </table:table-cell>
          <table:table-cell/>
          <table:table-cell table:style-name="ce8" office:value-type="string" calcext:value-type="string">
            <text:p>Entrenado en Liderazgo y Persuadir. </text:p>
          </table:table-cell>
          <table:table-cell table:style-name="ce8" office:value-type="string" calcext:value-type="string">
            <text:p>persuadirANDliderazgo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Científico Nato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Todas las habilidades de Ciencia se consideran a 0 cuando se realicen tiradas, y se consideran Entrenadas a tal efecto</text:p>
          </table:table-cell>
          <table:table-cell table:style-name="ce9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omercian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 a las tiradas de la Habilidad Persuadir cuando negocie, compre, venda, regatee…</text:p>
          </table:table-cell>
          <table:table-cell/>
          <table:table-cell table:style-name="ce8" office:value-type="string" calcext:value-type="string">
            <text:p>Tener la Habilidad Persuadir a +3 o más</text:p>
          </table:table-cell>
          <table:table-cell office:value-type="string" calcext:value-type="string">
            <text:p>persuadir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Concentrado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Gana un +1 a cualquier tarea prolongada, pero no se percata de las cosas a su alrededor, por lo que mientras desarrolla la tarea tiene un -2 a las tiradas de Atención</text:p>
          </table:table-cell>
          <table:table-cell table:style-name="ce9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onductor Alta Velocid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nducir Vehículo (Ruedas) por nivel cuando conduzca coches de carreras o participe en persecuciones, hasta un máximo de 3 niveles</text:p>
          </table:table-cell>
          <table:table-cell/>
          <table:table-cell table:style-name="ce8" office:value-type="string" calcext:value-type="string">
            <text:p>Entrenado en Conducir Vehículo (Ruedas). </text:p>
          </table:table-cell>
          <table:table-cell table:style-name="ce8" office:value-type="string" calcext:value-type="string">
            <text:p>conducir vehículo (ruedas)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Conductor Militar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s Habilidades Conducir Vehículo (Ligero) y Conducir Vehículo (Pesado) por nivel cuando se conduzca en combate, hasta un máximo de 2 niveles</text:p>
          </table:table-cell>
          <table:table-cell table:style-name="ce9"/>
          <table:table-cell office:value-type="string" calcext:value-type="string">
            <text:p>Entrenado en Conducir Vehículo (Ligero) y Conducir Vehículo (Pesado). </text:p>
          </table:table-cell>
          <table:table-cell office:value-type="string" calcext:value-type="string">
            <text:p>conducir vehículo (ligero)ANDconducir vehiculo (pesado)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ntac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os proporciona la posibilidad de pedirle 2 veces por partida a un contacto (o a 2 contactos distintos) que le consiga información o que le haga un favor (mientras no sea peligroso) al personaje</text:p>
          </table:table-cell>
          <table:table-cell/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Curación Rápida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El personaje realiza las tiradas de Curación Natural en la mitad de tiempo.</text:p>
          </table:table-cell>
          <table:table-cell table:style-name="ce9"/>
          <table:table-cell office:value-type="string" calcext:value-type="string">
            <text:p>Tener la Habilidad Vigor a +3 o más.</text:p>
          </table:table-cell>
          <table:table-cell office:value-type="string" calcext:value-type="string">
            <text:p>vigor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esenvainado Rápi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mite desenvainar espadas por 1 AC</text:p>
          </table:table-cell>
          <table:table-cell/>
          <table:table-cell table:style-name="ce8" office:value-type="string" calcext:value-type="string">
            <text:p>Tener Armas Cuerpo a Cuerpo o Armas a 1 Mano a 3+ o más</text:p>
          </table:table-cell>
          <table:table-cell table:style-name="ce8" office:value-type="string" calcext:value-type="string">
            <text:p>armas a cuerpo a cuerpoORarmas a 1 mano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Detective Privado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 Habilidad Atención cuando investigue algo que tenga que ver con una “investigación activa”. Se puede adquirir 3 veces, añadiendo una “investigación activa” cada vez</text:p>
          </table:table-cell>
          <table:table-cell table:style-name="ce9"/>
          <table:table-cell office:value-type="string" calcext:value-type="string">
            <text:p>Tener la Habilidad Atención a +3 o má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Doctorado en Antropolog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Antropología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Antropología) a +3 o más</text:p>
          </table:table-cell>
          <table:table-cell table:style-name="ce8" office:value-type="string" calcext:value-type="string">
            <text:p>atención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Doctorado en Arte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onocimiento (Arte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onocimiento (Arte) a +3 o más</text:p>
          </table:table-cell>
          <table:table-cell office:value-type="string" calcext:value-type="string">
            <text:p>conocimiento (arte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torado en Biolog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Biologí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Biología) a +3 o más</text:p>
          </table:table-cell>
          <table:table-cell table:style-name="ce8" office:value-type="string" calcext:value-type="string">
            <text:p>ciencia (biologí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Doctorado en Fís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Físic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Física) a +3 o más</text:p>
          </table:table-cell>
          <table:table-cell office:value-type="string" calcext:value-type="string">
            <text:p>ciencia (físic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torado en For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Forense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Forense) a +3 o más</text:p>
          </table:table-cell>
          <table:table-cell table:style-name="ce8" office:value-type="string" calcext:value-type="string">
            <text:p>ciencia (forense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Doctorado en Genét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Genétic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Genética) a +3 o más</text:p>
          </table:table-cell>
          <table:table-cell office:value-type="string" calcext:value-type="string">
            <text:p>ciencia (genétic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Doctorado en </text:p>
            <text:p>Geograf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nocimiento (Geografí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Geografía) a +3 o más</text:p>
          </table:table-cell>
          <table:table-cell table:style-name="ce8" office:value-type="string" calcext:value-type="string">
            <text:p>conocimiento (geografí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Doctorado en Geologí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Geologí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Geología) a +3 o más</text:p>
          </table:table-cell>
          <table:table-cell office:value-type="string" calcext:value-type="string">
            <text:p>ciencia (geologí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torado en Histo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Historia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Historia) a +3 o más</text:p>
          </table:table-cell>
          <table:table-cell table:style-name="ce8" office:value-type="string" calcext:value-type="string">
            <text:p>conocimiento (histori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Doctorado en </text:p>
            <text:p>Informát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Informátic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Informática) a +3 o más</text:p>
          </table:table-cell>
          <table:table-cell office:value-type="string" calcext:value-type="string">
            <text:p>ciencia (informátic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Doctorado en </text:p>
            <text:p>Ingenier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Ingenierí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Ingeniería) a +3 o más</text:p>
          </table:table-cell>
          <table:table-cell table:style-name="ce8" office:value-type="string" calcext:value-type="string">
            <text:p>ciencia (ingenierí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Doctorado en Leye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onocimiento (Leyes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onocimiento (Leyes) a +3 o más</text:p>
          </table:table-cell>
          <table:table-cell office:value-type="string" calcext:value-type="string">
            <text:p>conocimiento (leyes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Doctorado en </text:p>
            <text:p>Lingüís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nocimiento (Lingüístic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Lingüística) a +3 o más</text:p>
          </table:table-cell>
          <table:table-cell table:style-name="ce8" office:value-type="string" calcext:value-type="string">
            <text:p>conocimiento (lingüístic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Doctorado en </text:p>
            <text:p>Matemática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Matemáticas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Matemáticas) a +3 o más</text:p>
          </table:table-cell>
          <table:table-cell office:value-type="string" calcext:value-type="string">
            <text:p>ciencia (matemáticas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Doctorado en </text:p>
            <text:p>Medic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Medicin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Medicina) a +3 o más</text:p>
          </table:table-cell>
          <table:table-cell table:style-name="ce8" office:value-type="string" calcext:value-type="string">
            <text:p>ciencia (medicin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Doctorado en </text:p>
            <text:p>Psicologí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onocimiento (Psicologí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onocimiento (Psicología) a +3 o más</text:p>
          </table:table-cell>
          <table:table-cell office:value-type="string" calcext:value-type="string">
            <text:p>conocimiento (psicologí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torado en Quím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Químic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Química) a +3 o más</text:p>
          </table:table-cell>
          <table:table-cell table:style-name="ce8" office:value-type="string" calcext:value-type="string">
            <text:p>ciencia (químic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Doctorado en Robót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Robótic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Robótica) a +3 o más</text:p>
          </table:table-cell>
          <table:table-cell office:value-type="string" calcext:value-type="string">
            <text:p>ciencia (robótic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Doctorado en </text:p>
            <text:p>Sociolog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nocimiento (Sociologí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Sociología) a +3 o más</text:p>
          </table:table-cell>
          <table:table-cell table:style-name="ce8" office:value-type="string" calcext:value-type="string">
            <text:p>conocimiento (sociologí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Doctorado en </text:p>
            <text:p>Xenologí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Xenologí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Xenología) a +3 o más</text:p>
          </table:table-cell>
          <table:table-cell office:value-type="string" calcext:value-type="string">
            <text:p>ciencia (xenologí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amorado de Otra 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ge una época o cultura con un NT inferior. No tiene negativos usando objetos de esa cultura y época</text:p>
          </table:table-cell>
          <table:table-cell/>
          <table:table-cell table:style-name="ce8" table:number-columns-repeated="2"/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Entrenado en Otra Gravedad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Escoge una Gravedad. Ignoras los negativos a Agilidad de dicha Gravedad</text:p>
          </table:table-cell>
          <table:table-cell table:style-name="ce9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Equilibrio Perfec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necesita hacer tiradas de Agilidad para mantener el equilibrio siempre que la dificultad sea 13 o inferior</text:p>
          </table:table-cell>
          <table:table-cell/>
          <table:table-cell table:style-name="ce8" office:value-type="string" calcext:value-type="string">
            <text:p>Tener la Habilidad Agilidad a +3 o más.</text:p>
          </table:table-cell>
          <table:table-cell table:style-name="ce8" office:value-type="string" calcext:value-type="string">
            <text:p>agilidad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Escala (Positiva)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ada +1 de Escala proporciona +1 a Daño cuerpo a cuerpo <text:s/>y +1 a Resistencia al Daño, pero el nivel de dificultad para impactarle (ya sea cuerpo a cuerpo o a distancia) se reduce en uno por cada 2 niveles de Escala</text:p>
          </table:table-cell>
          <table:table-cell table:style-name="ce9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Esquiva Intuiti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personaje puede esquivar aunque no le queden AC, pero usando las AC del turno siguiente</text:p>
          </table:table-cell>
          <table:table-cell/>
          <table:table-cell table:style-name="ce8" office:value-type="string" calcext:value-type="string">
            <text:p>Entrenado en Esquivar</text:p>
          </table:table-cell>
          <table:table-cell table:style-name="ce8" office:value-type="string" calcext:value-type="string">
            <text:p>esquivar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Estrateg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todas las Tiradas de la Habilidad Liderazgo que se hagan para administrar y manejar una nación, poblado e incluso unidad militar, siempre que no se trate de un uso de Liderazgo en combate</text:p>
          </table:table-cell>
          <table:table-cell table:style-name="ce9"/>
          <table:table-cell office:value-type="string" calcext:value-type="string">
            <text:p>Tener la Habilidad Liderazgo a +3 o más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avores debid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 adquirir este Talento se obtienen 10 favores para “gastar” a lo largo de las partidas. Los favores pueden permitir acceso a lugares o información a los que de otra forma no se tendría acceso. Incluso pueden hacer que la persona que devuelve el favor se arriesgue por el personaje</text:p>
          </table:table-cell>
          <table:table-cell/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Furtivo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+1 a las tiradas de la Habilidad Sigilo por nivel cuando se intente esconder, hasta un máximo de 3 niveles</text:p>
          </table:table-cell>
          <table:table-cell table:style-name="ce9"/>
          <table:table-cell office:value-type="string" calcext:value-type="string">
            <text:p>Entrenado en Sigilo. </text:p>
          </table:table-cell>
          <table:table-cell office:value-type="string" calcext:value-type="string">
            <text:p>sigilo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Gun F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ite desenvainar pistolas por 1 AC y recargarlas por 2 AC</text:p>
          </table:table-cell>
          <table:table-cell/>
          <table:table-cell table:style-name="ce8" office:value-type="string" calcext:value-type="string">
            <text:p>Tener la Habilidad Armas Cortas o Armas de Pólvora a 3+ o más</text:p>
          </table:table-cell>
          <table:table-cell table:style-name="ce8" office:value-type="string" calcext:value-type="string">
            <text:p>armas cortasORarmas de pólvora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Gun Kata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ermite usar Pistolas o Rifles costando 1 AC menos cada ataque, y da acceso a algunas Maniobras especiales</text:p>
          </table:table-cell>
          <table:table-cell table:style-name="ce9"/>
          <table:table-cell office:value-type="string" calcext:value-type="string">
            <text:p>Tener la Habilidad Armas Cortas, Armas de Pólvora o Armas Largas a 3+ o más</text:p>
          </table:table-cell>
          <table:table-cell table:style-name="ce8" office:value-type="string" calcext:value-type="string">
            <text:p>armas cortasORarmas de pólvoraORarmas largas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Hac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mputadora por nivel cuando intente romper sistemas de seguridad informáticos, hasta un máximo de 3 niveles</text:p>
          </table:table-cell>
          <table:table-cell/>
          <table:table-cell table:style-name="ce8" office:value-type="string" calcext:value-type="string">
            <text:p>Entrenado en </text:p>
            <text:p>Computadora. </text:p>
          </table:table-cell>
          <table:table-cell table:style-name="ce8" office:value-type="string" calcext:value-type="string">
            <text:p>computadora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Infatigable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El primer nivel permite ignorar los negativos por estar Aturdido. El segundo nivel permite ignorar los negativos por estar Gravemente Aturdido</text:p>
          </table:table-cell>
          <table:table-cell table:style-name="ce9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Investiga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 a la Habilidad Atención (para búsquedas en bibliotecas y búsquedas físicas) y <text:s/>Computadora (para búsquedas informáticas) cuando busque e investigue información relacionada con una Habilidad de Ciencia (Especialidad) o Conocimiento (Especialidad) que se tenga Entrenada</text:p>
          </table:table-cell>
          <table:table-cell/>
          <table:table-cell table:style-name="ce8" office:value-type="string" calcext:value-type="string">
            <text:p>Entrenado en una Habilidad de Ciencia o Conocimiento, además de Atención. Computadora es requisito si NT 6+</text:p>
          </table:table-cell>
          <table:table-cell table:style-name="ce8" office:value-type="string" calcext:value-type="string">
            <text:p>atención</text:p>
          </table:table-cell>
          <table:table-cell office:value-type="string" calcext:value-type="string">
            <text:p>CUSTOM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Maestría en Arma y Escudo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Cuando lleve Arma y Escudo no tiene el -1 para atacar con el Arma.</text:p>
          </table:table-cell>
          <table:table-cell table:style-name="ce9"/>
          <table:table-cell office:value-type="string" calcext:value-type="string">
            <text:p>Entrenado en habilidad de combate cuerpo a cuerpo</text:p>
          </table:table-cell>
          <table:table-cell office:value-type="string" calcext:value-type="string">
            <text:p>combate cuerpo a cuerpo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estro de <text:s text:c="13"/>Esgri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mite usar Armas a 1 Mano o Armas Cuerpo a Cuerpo costando 1 AC menos cada ataque, y da acceso a algunas Maniobras especiales</text:p>
          </table:table-cell>
          <table:table-cell/>
          <table:table-cell table:style-name="ce8" office:value-type="string" calcext:value-type="string">
            <text:p>Tener Habilidad Armas a 1 Mano o Armas Cuerpo a Cuerpo a 3+ o más</text:p>
          </table:table-cell>
          <table:table-cell table:style-name="ce8" office:value-type="string" calcext:value-type="string">
            <text:p>armas a 1 mano o armas cuerpo a cuerpo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Maestro del Saber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Todas las habilidades de Conocimientos se consideran a 0 cuando se realicen tiradas, y se consideran Entrenadas a tal efecto</text:p>
          </table:table-cell>
          <table:table-cell table:style-name="ce9"/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Manit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 a las tiradas de las Habilidades Electrónica y Mecánica por nivel cuando se utilicen para Reparar, hasta un máximo de 3 niveles</text:p>
          </table:table-cell>
          <table:table-cell/>
          <table:table-cell table:style-name="ce8" office:value-type="string" calcext:value-type="string">
            <text:p>Entrenado en </text:p>
            <text:p>Electrónica y Mecánica. </text:p>
          </table:table-cell>
          <table:table-cell table:style-name="ce8" office:value-type="string" calcext:value-type="string">
            <text:p>electrónicaANDmecánica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Memoria Eidética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El personaje tiene una memoria perfecta. Recuerda todo lo que vea y lea durante la partida. Nunca olvida una cara, un nombre, cómo llegar a un sitio, etc.</text:p>
          </table:table-cell>
          <table:table-cell table:style-name="ce9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Nativo de NT super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 personaje proviene de una época o cultura con un NT superior. No tiene negativos usando objetos de esa cultura y época.</text:p>
          </table:table-cell>
          <table:table-cell/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NT elevado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El personaje está entrenado en el uso de una Habilidad con un NT superior al de su propia sociedad o cultura.</text:p>
          </table:table-cell>
          <table:table-cell table:style-name="ce9"/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Orientació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por nivel (hasta un máximo de 3) a cualquier tirada de Navegación que haga para saber dónde se encuentra, aunque no tenga referencias claras</text:p>
          </table:table-cell>
          <table:table-cell/>
          <table:table-cell table:style-name="ce8" office:value-type="string" calcext:value-type="string">
            <text:p>Entrenado en </text:p>
            <text:p>Navegación. </text:p>
          </table:table-cell>
          <table:table-cell table:style-name="ce8" office:value-type="string" calcext:value-type="string">
            <text:p>navegación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Piloto de Combate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s Habilidades Pilotar (Aeronaves) y Pilotar (Astronaves) por nivel cuando se pilote en combate, hasta un máximo de 2 niveles</text:p>
          </table:table-cell>
          <table:table-cell table:style-name="ce9"/>
          <table:table-cell office:value-type="string" calcext:value-type="string">
            <text:p>Entrenado en Pilotar (Aeronaves) y Pilotar (Astronaves). </text:p>
          </table:table-cell>
          <table:table-cell office:value-type="string" calcext:value-type="string">
            <text:p>pilotar (aeronaves)ANDpilotar (astronaves)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iloto de Prueb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tiradas de Habilidad Pilotar (Aeronaves) por nivel pilotando aviones experimentales o supersónicos, hasta un máximo de 3 niveles</text:p>
          </table:table-cell>
          <table:table-cell/>
          <table:table-cell table:style-name="ce8" office:value-type="string" calcext:value-type="string">
            <text:p>Entrenado en Pilotar (Aeronaves). </text:p>
          </table:table-cell>
          <table:table-cell table:style-name="ce8" office:value-type="string" calcext:value-type="string">
            <text:p>pilotar (aeronaves)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Psicoanalista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+1 a cualquier tirada de Conocimiento (Psicología) que haga para hacer perder a otras personas Puntos de Estrés o Locura</text:p>
          </table:table-cell>
          <table:table-cell table:style-name="ce9"/>
          <table:table-cell office:value-type="string" calcext:value-type="string">
            <text:p>Tener la Habilidad Conocimiento (Psicología) a +3 o más y estar Entrenado en Averiguar Intenciones y Persuadir</text:p>
          </table:table-cell>
          <table:table-cell office:value-type="string" calcext:value-type="string">
            <text:p>conocimiento (psicología)ANDaveriguar intenciones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untería Z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 personaje puede moverse en el mismo turno en el que apunta, siempre que tenga AC disponibles</text:p>
          </table:table-cell>
          <table:table-cell/>
          <table:table-cell table:style-name="ce11" office:value-type="string" calcext:value-type="string">
            <text:p>Entrenado en Habilidad de ataque a distancia</text:p>
          </table:table-cell>
          <table:table-cell table:style-name="ce11"/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Puños/Pies <text:s/>de Acero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Daño por nivel con puñetazos o patadas, hasta un máximo de 3 niveles en cada uno</text:p>
          </table:table-cell>
          <table:table-cell table:style-name="ce9"/>
          <table:table-cell office:value-type="string" calcext:value-type="string">
            <text:p>Entrenado en Pelea. </text:p>
          </table:table-cell>
          <table:table-cell office:value-type="string" calcext:value-type="string">
            <text:p>pelea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ango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ada nivel es un rango superior en una organización militar, para-militar o policial</text:p>
          </table:table-cell>
          <table:table-cell/>
          <table:table-cell table:style-name="ce8" office:value-type="string" calcext:value-type="string">
            <text:p>Según Rango</text:p>
          </table:table-cell>
          <table:table-cell table:style-name="ce8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Rapidez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+3 AC por nivel, hasta un máximo de 2 niveles</text:p>
          </table:table-cell>
          <table:table-cell table:style-name="ce9"/>
          <table:table-cell office:value-type="string" calcext:value-type="string">
            <text:p>Entrenado en Agilidad y Atención. </text:p>
          </table:table-cell>
          <table:table-cell office:value-type="string" calcext:value-type="string">
            <text:p>agilidadANDatención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eflejos Rápid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 INI por nivel, hasta un máximo de 3 niveles</text:p>
          </table:table-cell>
          <table:table-cell/>
          <table:table-cell table:style-name="ce8" office:value-type="string" calcext:value-type="string">
            <text:p>Entrenado en Agilidad y Atención. </text:p>
          </table:table-cell>
          <table:table-cell office:value-type="string" calcext:value-type="string">
            <text:p>agilidadANDatención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Resistencia al Daño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Resistencia al Daño (RD) por nivel, hasta un máximo de 3 niveles</text:p>
          </table:table-cell>
          <table:table-cell table:style-name="ce9"/>
          <table:table-cell office:value-type="string" calcext:value-type="string">
            <text:p>Entrenado en Vigor. </text:p>
          </table:table-cell>
          <table:table-cell office:value-type="string" calcext:value-type="string">
            <text:p>vigor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ico y Podero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 personaje tiene más dinero inicial, y una vez por partida puede pedirle un favor (caro o difícil, pero nunca peligroso o inviable políticamente) a uno de sus amigos en las altas esferas</text:p>
          </table:table-cell>
          <table:table-cell/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Seductor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 Habilidad Persuadir cuando se intente seducir si el objetivo de la seducción se siente atraído por las personas del sexo del personaje Seductor</text:p>
          </table:table-cell>
          <table:table-cell table:style-name="ce9"/>
          <table:table-cell office:value-type="string" calcext:value-type="string">
            <text:p>Entrenado en Persuadir</text:p>
          </table:table-cell>
          <table:table-cell office:value-type="string" calcext:value-type="string">
            <text:p>persuadir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ntidos Agu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ge un sentido. Por cada nivel se obtiene un +1 a las tiradas de Atención en las que ese sentido afecte. Se puede adquirir para varios sentidos, pudiendo adquirir 2 niveles para cada sentido</text:p>
          </table:table-cell>
          <table:table-cell/>
          <table:table-cell table:style-name="ce8" office:value-type="string" calcext:value-type="string">
            <text:p>Entrenado en Atención. </text:p>
          </table:table-cell>
          <table:table-cell table:style-name="ce8" office:value-type="string" calcext:value-type="string">
            <text:p>atención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Sentir el Peligro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Cuando el personaje con este Talento esté bajo un peligro inminente el DJ hará una tirada de Atención por ese personaje, y con un resultado 13 o más le avisará</text:p>
          </table:table-cell>
          <table:table-cell table:style-name="ce9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igilo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 a las tiradas de la Habilidad Sigilo por nivel cuando se intente mover en silencio, hasta un máximo de 3 niveles</text:p>
          </table:table-cell>
          <table:table-cell/>
          <table:table-cell table:style-name="ce8" office:value-type="string" calcext:value-type="string">
            <text:p>Entrenado en Sigilo. </text:p>
          </table:table-cell>
          <table:table-cell table:style-name="ce8" office:value-type="string" calcext:value-type="string">
            <text:p>sigilo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Sin Miedo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2 a las Tiradas de Estrés y Locura</text:p>
          </table:table-cell>
          <table:table-cell table:style-name="ce9"/>
          <table:table-cell office:value-type="string" calcext:value-type="string">
            <text:p>Entrenado en Voluntad</text:p>
          </table:table-cell>
          <table:table-cell office:value-type="string" calcext:value-type="string">
            <text:p>voluntad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uperviviente (Entorno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ge un Entorno. +1 a las tiradas de Supervivencia realizadas en ese entorno</text:p>
          </table:table-cell>
          <table:table-cell/>
          <table:table-cell table:style-name="ce8" office:value-type="string" calcext:value-type="string">
            <text:p>Tener la Habilidad Supervivencia a +3 o más.</text:p>
          </table:table-cell>
          <table:table-cell table:style-name="ce8" office:value-type="string" calcext:value-type="string">
            <text:p>supervivencia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Táctico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todas las Tiradas de Liderazgo que haga cuando se encuentre en combate liderando sus tropas</text:p>
          </table:table-cell>
          <table:table-cell table:style-name="ce9"/>
          <table:table-cell office:value-type="string" calcext:value-type="string">
            <text:p>Entrenado en Liderazgo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eólo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Teología en la religión escogida, pudiendo especializarse en tres religiones distintas</text:p>
          </table:table-cell>
          <table:table-cell/>
          <table:table-cell table:style-name="ce8" office:value-type="string" calcext:value-type="string">
            <text:p>Tener la Habilidad Conocimiento (Teología) a +3 o más</text:p>
          </table:table-cell>
          <table:table-cell table:style-name="ce8" office:value-type="string" calcext:value-type="string">
            <text:p>conocimiento (teología)</text:p>
          </table:table-cell>
          <table:table-cell office:value-type="string" calcext:value-type="string">
            <text:p>MORE_THAN_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Tolerancia al Dolor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El primer nivel permite ignorar los negativos por estar Herido. El segundo nivel permite ignorar los negativos por estar Gravemente Herido</text:p>
          </table:table-cell>
          <table:table-cell table:style-name="ce9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ortura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 a las tiradas de las Habilidades Intimidar cuando se use la violencia para extraer información</text:p>
          </table:table-cell>
          <table:table-cell/>
          <table:table-cell table:style-name="ce8" office:value-type="string" calcext:value-type="string">
            <text:p>Entrenado en Intimidar </text:p>
          </table:table-cell>
          <table:table-cell table:style-name="ce8" office:value-type="string" calcext:value-type="string">
            <text:p>intimidar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Veloz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MOV por nivel, hasta un máximo de 2 niveles</text:p>
          </table:table-cell>
          <table:table-cell table:style-name="ce9"/>
          <table:table-cell office:value-type="string" calcext:value-type="string">
            <text:p>Entrenado en Agilidad y Atención.</text:p>
          </table:table-cell>
          <table:table-cell office:value-type="string" calcext:value-type="string">
            <text:p>agilidadANDatención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Vetera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as las habilidades que se tengan a No entrenado se consideran a 0 cuando se realicen tiradas, y se consideran Entrenadas a tal efecto</text:p>
          </table:table-cell>
          <table:table-cell/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Voluntad de Hierro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Voluntad (que no sean Tiradas de Estrés, Locura o Corrupción) por nivel, hasta un máximo de 3 niveles</text:p>
          </table:table-cell>
          <table:table-cell table:style-name="ce9"/>
          <table:table-cell office:value-type="string" calcext:value-type="string">
            <text:p>Entrenado en Voluntad. </text:p>
          </table:table-cell>
          <table:table-cell office:value-type="string" calcext:value-type="string">
            <text:p>voluntad</text:p>
          </table:table-cell>
          <table:table-cell office:value-type="string" calcext:value-type="string">
            <text:p>TRAINN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21:50:37.944269377</dc:date>
    <meta:editing-duration>PT46M26S</meta:editing-duration>
    <meta:editing-cycles>6</meta:editing-cycles>
    <meta:generator>LibreOffice/5.1.6.2$Linux_X86_64 LibreOffice_project/10m0$Build-2</meta:generator>
    <meta:document-statistic meta:table-count="1" meta:cell-count="428" meta:object-count="0"/>
  </office:meta>
</office:document-meta>
</file>